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B$4]*[.C7]+[.$E$6]" office:value-type="float" office:value="1440" calcext:value-type="float">
            <text:p>1440</text:p>
          </table:table-cell>
          <table:table-cell table:formula="of:=[.$B$4]*[.D7]+[.$F$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B$4]*[.C8]+[.$E$6]" office:value-type="float" office:value="960" calcext:value-type="float">
            <text:p>960</text:p>
          </table:table-cell>
          <table:table-cell table:formula="of:=[.$B$4]*[.D8]+[.$F$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B$4]*[.C9]+[.$E$6]" office:value-type="float" office:value="960" calcext:value-type="float">
            <text:p>960</text:p>
          </table:table-cell>
          <table:table-cell table:formula="of:=[.$B$4]*[.D9]+[.$F$6]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B$4]*[.C10]+[.$E$6]" office:value-type="float" office:value="1680" calcext:value-type="float">
            <text:p>1680</text:p>
          </table:table-cell>
          <table:table-cell table:formula="of:=[.$B$4]*[.D10]+[.$F$6]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$B$4]*[.C11]+[.$E$6]" office:value-type="float" office:value="1440" calcext:value-type="float">
            <text:p>1440</text:p>
          </table:table-cell>
          <table:table-cell table:formula="of:=[.$B$4]*[.D11]+[.$F$6]"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$B$4]*[.C12]+[.$E$6]" office:value-type="float" office:value="1440" calcext:value-type="float">
            <text:p>1440</text:p>
          </table:table-cell>
          <table:table-cell table:formula="of:=[.$B$4]*[.D12]+[.$F$6]"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$B$4]*[.C13]+[.$E$6]" office:value-type="float" office:value="1800" calcext:value-type="float">
            <text:p>1800</text:p>
          </table:table-cell>
          <table:table-cell table:formula="of:=[.$B$4]*[.D13]+[.$F$6]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B$4]*[.C14]+[.$E$6]" office:value-type="float" office:value="1680" calcext:value-type="float">
            <text:p>1680</text:p>
          </table:table-cell>
          <table:table-cell table:formula="of:=[.$B$4]*[.D14]+[.$F$6]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$B$4]*[.C15]+[.$E$6]" office:value-type="float" office:value="1680" calcext:value-type="float">
            <text:p>1680</text:p>
          </table:table-cell>
          <table:table-cell table:formula="of:=[.$B$4]*[.D15]+[.$F$6]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$B$4]*[.C16]+[.$E$6]" office:value-type="float" office:value="1800" calcext:value-type="float">
            <text:p>1800</text:p>
          </table:table-cell>
          <table:table-cell table:formula="of:=[.$B$4]*[.D16]+[.$F$6]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$B$18]*[.C21]+[.$E$6]" office:value-type="float" office:value="1440" calcext:value-type="float">
            <text:p>1440</text:p>
          </table:table-cell>
          <table:table-cell table:formula="of:=[.$B$18]*[.D21]+[.$F$20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B$18]*[.C22]+[.$E$6]" office:value-type="float" office:value="960" calcext:value-type="float">
            <text:p>960</text:p>
          </table:table-cell>
          <table:table-cell table:formula="of:=[.$B$18]*[.D22]+[.$F$20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$B$18]*[.C23]+[.$E$6]" office:value-type="float" office:value="960" calcext:value-type="float">
            <text:p>960</text:p>
          </table:table-cell>
          <table:table-cell table:formula="of:=[.$B$18]*[.D23]+[.$F$20]"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$B$18]*[.C24]+[.$E$6]" office:value-type="float" office:value="1680" calcext:value-type="float">
            <text:p>1680</text:p>
          </table:table-cell>
          <table:table-cell table:formula="of:=[.$B$18]*[.D24]+[.$F$20]"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$B$18]*[.C25]+[.$E$6]" office:value-type="float" office:value="1440" calcext:value-type="float">
            <text:p>1440</text:p>
          </table:table-cell>
          <table:table-cell table:formula="of:=[.$B$18]*[.D25]+[.$F$20]"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$B$18]*[.C26]+[.$E$6]" office:value-type="float" office:value="1440" calcext:value-type="float">
            <text:p>1440</text:p>
          </table:table-cell>
          <table:table-cell table:formula="of:=[.$B$18]*[.D26]+[.$F$20]"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$B$18]*[.C27]+[.$E$6]" office:value-type="float" office:value="1800" calcext:value-type="float">
            <text:p>1800</text:p>
          </table:table-cell>
          <table:table-cell table:formula="of:=[.$B$18]*[.D27]+[.$F$20]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$B$18]*[.C28]+[.$E$6]" office:value-type="float" office:value="1680" calcext:value-type="float">
            <text:p>1680</text:p>
          </table:table-cell>
          <table:table-cell table:formula="of:=[.$B$18]*[.D28]+[.$F$20]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$B$18]*[.C29]+[.$E$6]" office:value-type="float" office:value="1680" calcext:value-type="float">
            <text:p>1680</text:p>
          </table:table-cell>
          <table:table-cell table:formula="of:=[.$B$18]*[.D29]+[.$F$20]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[.$B$18]*[.C30]+[.$E$6]" office:value-type="float" office:value="1860" calcext:value-type="float">
            <text:p>1860</text:p>
          </table:table-cell>
          <table:table-cell table:formula="of:=[.$B$18]*[.D30]+[.$F$20]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$B$18]*[.C31]+[.$E$6]" office:value-type="float" office:value="1800" calcext:value-type="float">
            <text:p>1800</text:p>
          </table:table-cell>
          <table:table-cell table:formula="of:=[.$B$18]*[.D31]+[.$F$20]" office:value-type="float" office:value="900" calcext:value-type="float">
            <text:p>9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$B$18]*[.C32]+[.$E$6]" office:value-type="float" office:value="1800" calcext:value-type="float">
            <text:p>1800</text:p>
          </table:table-cell>
          <table:table-cell table:formula="of:=[.$B$18]*[.D32]+[.$F$20]" office:value-type="float" office:value="960" calcext:value-type="float">
            <text:p>9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$B$18]*[.C33]+[.$E$6]" office:value-type="float" office:value="1860" calcext:value-type="float">
            <text:p>1860</text:p>
          </table:table-cell>
          <table:table-cell table:formula="of:=[.$B$18]*[.D33]+[.$F$20]" office:value-type="float" office:value="960" calcext:value-type="float">
            <text:p>960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00/00/0000</text:date>, <text:time style:data-style-name="N2" text:time-value="20:23:07.273627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6:26.262587824</meta:creation-date>
    <dc:date>2020-12-22T21:12:53.636616266</dc:date>
    <meta:editing-duration>PT51M16S</meta:editing-duration>
    <meta:editing-cycles>4</meta:editing-cycles>
    <meta:generator>LibreOffice/5.1.6.2$Linux_X86_64 LibreOffice_project/10m0$Build-2</meta:generator>
    <meta:document-statistic meta:table-count="2" meta:cell-count="129" meta:object-count="0"/>
  </office:meta>
</office:document-meta>
</file>